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660e7a" style:font-name="DejaVu Sans Mono" fo:font-size="9pt" fo:font-style="italic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008000" style:font-name="DejaVu Sans Mono" fo:font-size="9pt" fo:font-weight="bold"/>
    </style:style>
    <style:style style:name="T8" style:family="text">
      <style:text-properties fo:color="#0000ff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 class </text:span>TwentyOne {</text:p>
      <text:p text:style-name="P2"><text:s text:c="4"/><text:span text:style-name="T2">private static int </text:span><text:span text:style-name="T5">l</text:span><text:span text:style-name="T3">;</text:span></text:p>
      <text:p text:style-name="P2"><text:s text:c="4"/><text:span text:style-name="T2">public static void </text:span><text:span text:style-name="T3">main(String[] args){</text:span></text:p>
      <text:p text:style-name="P2"><text:s text:c="8"/><text:span text:style-name="T3">System.</text:span><text:span text:style-name="T6">out</text:span><text:span text:style-name="T3">.print(</text:span><text:span text:style-name="T7">"Number of Lectures:"</text:span><text:span text:style-name="T3">);</text:span></text:p>
      <text:p text:style-name="P2"><text:s text:c="8"/><text:span text:style-name="T3">Scanner scanner = </text:span><text:span text:style-name="T2">new </text:span><text:span text:style-name="T3">Scanner(System.</text:span><text:span text:style-name="T6">in</text:span><text:span text:style-name="T3">);</text:span></text:p>
      <text:p text:style-name="P2"><text:s text:c="8"/><text:span text:style-name="T5">l</text:span><text:span text:style-name="T3">= scanner.nextInt();</text:span></text:p>
      <text:p text:style-name="P2"><text:s text:c="8"/><text:span text:style-name="T2">int</text:span><text:span text:style-name="T3">[][] duration = </text:span><text:span text:style-name="T2">new int</text:span><text:span text:style-name="T3">[</text:span><text:span text:style-name="T5">l</text:span><text:span text:style-name="T3">][</text:span><text:span text:style-name="T8">2</text:span><text:span text:style-name="T3">];</text:span></text:p>
      <text:p text:style-name="P2"><text:s text:c="8"/><text:span text:style-name="T3">Scanner reader = </text:span><text:span text:style-name="T2">new </text:span><text:span text:style-name="T3">Scanner(System.</text:span><text:span text:style-name="T6">in</text:span><text:span text:style-name="T3">);</text:span></text:p>
      <text:p text:style-name="P2"><text:s text:c="8"/><text:span text:style-name="T2">for </text:span><text:span text:style-name="T3">(</text:span><text:span text:style-name="T2">int </text:span><text:span text:style-name="T3">i=</text:span><text:span text:style-name="T8">0</text:span><text:span text:style-name="T3">;i&lt;</text:span><text:span text:style-name="T5">l</text:span><text:span text:style-name="T3">;i++){</text:span></text:p>
      <text:p text:style-name="P2"><text:s text:c="12"/><text:span text:style-name="T2">for</text:span><text:span text:style-name="T3">(</text:span><text:span text:style-name="T2">int </text:span><text:span text:style-name="T3">j=</text:span><text:span text:style-name="T8">0</text:span><text:span text:style-name="T3">;j&lt;</text:span><text:span text:style-name="T8">2</text:span><text:span text:style-name="T3">;j++){</text:span></text:p>
      <text:p text:style-name="P2"><text:s text:c="16"/><text:span text:style-name="T3">duration[i][j] = reader.nextInt();</text:span></text:p>
      <text:p text:style-name="P2"><text:s text:c="12"/><text:span text:style-name="T3">}</text:span></text:p>
      <text:p text:style-name="P2"><text:s text:c="8"/><text:span text:style-name="T3">}</text:span></text:p>
      <text:p text:style-name="P2"><text:s text:c="8"/><text:span text:style-name="T3">System.</text:span><text:span text:style-name="T6">out</text:span><text:span text:style-name="T3">.print(</text:span><text:span text:style-name="T7">"Number of classes required for lecture is "</text:span><text:span text:style-name="T3">+</text:span><text:span text:style-name="T4">NumOfClasses</text:span><text:span text:style-name="T3">(duration));</text:span></text:p>
      <text:p text:style-name="P2"><text:s text:c="4"/><text:span text:style-name="T3">}</text:span></text:p>
      <text:p text:style-name="P2"><text:s text:c="4"/><text:span text:style-name="T2">public static int </text:span><text:span text:style-name="T3">NumOfClasses(</text:span><text:span text:style-name="T2">int</text:span><text:span text:style-name="T3">[][] A){</text:span></text:p>
      <text:p text:style-name="P2"><text:s text:c="8"/><text:span text:style-name="T2">int </text:span><text:span text:style-name="T3">c=</text:span><text:span text:style-name="T8">1</text:span><text:span text:style-name="T3">;</text:span></text:p>
      <text:p text:style-name="P2"><text:s text:c="8"/><text:span text:style-name="T2">int </text:span><text:span text:style-name="T3">k=-</text:span><text:span text:style-name="T8">1</text:span><text:span text:style-name="T3">;</text:span></text:p>
      <text:p text:style-name="P2"><text:s text:c="8"/><text:span text:style-name="T2">for </text:span><text:span text:style-name="T3">(</text:span><text:span text:style-name="T2">int </text:span><text:span text:style-name="T3">i = </text:span><text:span text:style-name="T8">0</text:span><text:span text:style-name="T3">;i&lt;</text:span><text:span text:style-name="T5">l</text:span><text:span text:style-name="T3">;i++){</text:span></text:p>
      <text:p text:style-name="P2"><text:s text:c="12"/><text:span text:style-name="T2">for</text:span><text:span text:style-name="T3">(</text:span><text:span text:style-name="T2">int </text:span><text:span text:style-name="T3">j=</text:span><text:span text:style-name="T8">0</text:span><text:span text:style-name="T3">;j&lt;i;j++){</text:span></text:p>
      <text:p text:style-name="P2"><text:s text:c="16"/><text:span text:style-name="T2">if</text:span><text:span text:style-name="T3">((A[i][</text:span><text:span text:style-name="T8">0</text:span><text:span text:style-name="T3">]&gt;A[j][</text:span><text:span text:style-name="T8">0</text:span><text:span text:style-name="T3">]&amp;&amp;A[i][</text:span><text:span text:style-name="T8">1</text:span><text:span text:style-name="T3">]&lt;A[j][</text:span><text:span text:style-name="T8">1</text:span><text:span text:style-name="T3">])||(A[i][</text:span><text:span text:style-name="T8">0</text:span><text:span text:style-name="T3">]&lt;A[j][</text:span><text:span text:style-name="T8">0</text:span><text:span text:style-name="T3">]&amp;&amp;A[i][</text:span><text:span text:style-name="T8">1</text:span><text:span text:style-name="T3">]&gt;A[j][</text:span><text:span text:style-name="T8">1</text:span><text:span text:style-name="T3">])){</text:span></text:p>
      <text:p text:style-name="P2"><text:s text:c="20"/><text:span text:style-name="T3">k+=</text:span><text:span text:style-name="T8">1</text:span><text:span text:style-name="T3">;</text:span></text:p>
      <text:p text:style-name="P2"><text:s text:c="16"/><text:span text:style-name="T3">}</text:span></text:p>
      <text:p text:style-name="P2"><text:s text:c="16"/><text:span text:style-name="T2">if</text:span><text:span text:style-name="T3">(((A[i][</text:span><text:span text:style-name="T8">0</text:span><text:span text:style-name="T3">]&lt;A[j][</text:span><text:span text:style-name="T8">0</text:span><text:span text:style-name="T3">]&amp;&amp;A[i][</text:span><text:span text:style-name="T8">1</text:span><text:span text:style-name="T3">]&gt;A[j][</text:span><text:span text:style-name="T8">0</text:span><text:span text:style-name="T3">])||(A[i][</text:span><text:span text:style-name="T8">0</text:span><text:span text:style-name="T3">]&lt;A[j][</text:span><text:span text:style-name="T8">1</text:span><text:span text:style-name="T3">]&amp;&amp;A[i][</text:span><text:span text:style-name="T8">1</text:span><text:span text:style-name="T3">]&gt;A[j][</text:span><text:span text:style-name="T8">1</text:span><text:span text:style-name="T3">]))){</text:span></text:p>
      <text:p text:style-name="P2"><text:s text:c="20"/><text:span text:style-name="T3">k+=</text:span><text:span text:style-name="T8">1</text:span><text:span text:style-name="T3">;</text:span></text:p>
      <text:p text:style-name="P2"><text:s text:c="16"/><text:span text:style-name="T3">}</text:span></text:p>
      <text:p text:style-name="P2"><text:s text:c="16"/><text:span text:style-name="T2">if </text:span><text:span text:style-name="T3">(k==i-</text:span><text:span text:style-name="T8">1</text:span><text:span text:style-name="T3">){</text:span></text:p>
      <text:p text:style-name="P2"><text:s text:c="20"/><text:span text:style-name="T3">c++;</text:span></text:p>
      <text:p text:style-name="P2"><text:s text:c="16"/><text:span text:style-name="T3">}</text:span></text:p>
      <text:p text:style-name="P2"><text:s text:c="12"/><text:span text:style-name="T3">}</text:span></text:p>
      <text:p text:style-name="P2"><text:s text:c="12"/><text:span text:style-name="T3">k=-</text:span><text:span text:style-name="T8">1</text:span><text:span text:style-name="T3">;</text:span></text:p>
      <text:p text:style-name="P2"><text:s text:c="8"/><text:span text:style-name="T3">}</text:span></text:p>
      <text:p text:style-name="P2"><text:s text:c="8"/><text:span text:style-name="T2">return </text:span><text:span text:style-name="T3">c;</text:span></text:p>
      <text:p text:style-name="P2"><text:s text:c="4"/><text:span text:style-name="T3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3:22:28.844155568</meta:creation-date>
    <dc:date>2018-12-18T13:22:58.974264378</dc:date>
    <meta:editing-duration>PT35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35" meta:word-count="85" meta:character-count="1084" meta:non-whitespace-character-count="678"/>
  </office:meta>
</office:document-meta>
</file>